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3af6" officeooo:paragraph-rsid="00173af6"/>
    </style:style>
    <style:style style:name="P2" style:family="paragraph" style:parent-style-name="Standard">
      <style:text-properties fo:font-size="16pt" fo:font-weight="bold" officeooo:rsid="00173af6" officeooo:paragraph-rsid="00173af6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173af6" officeooo:paragraph-rsid="00173af6" style:font-weight-asian="bold" style:font-weight-complex="bold"/>
    </style:style>
    <style:style style:name="P4" style:family="paragraph">
      <loext:graphic-properties draw:fill="none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3.44cm" fo:min-width="8.8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4" svg:width="8.811cm" svg:height="3.44cm" svg:x="-0.457cm" svg:y="-0.358cm"><text:p/><draw:enhanced-geometry svg:viewBox="0 0 21600 21600" draw:type="rectangle" draw:enhanced-path="M 0 0 L 21600 0 21600 21600 0 21600 0 0 Z N"/></draw:custom-shape>runfftlistener_mod.c</text:p>
      <text:p text:style-name="P2">run_fft_listener_comm_stat()</text:p>
      <text:p text:style-name="P1">with init_comm_freq_HF7_stat()</text:p>
      <text:p text:style-name="P1"/>
      <text:p text:style-name="P3">Scale: HF7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8:10:39.280233717</meta:creation-date>
    <dc:date>2019-06-26T12:10:57.156398769</dc:date>
    <meta:editing-duration>PT14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" meta:character-count="88" meta:non-whitespace-character-count="86"/>
  </office:meta>
</office:document-meta>
</file>